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ématique :</text:p>
      <text:p text:style-name="Standard">numérique échange</text:p>
      <text:p text:style-name="Standard">CELSA</text:p>
      <text:p text:style-name="Standard">Selfies (avant ? autoportrait)</text:p>
      <text:p text:style-name="Standard">Mercklé -&gt; blog</text:p>
      <text:p text:style-name="Standard">Antonio Casilli</text:p>
      <text:p text:style-name="Standard"/>
      <text:p text:style-name="Standard">XIX/XX</text:p>
      <text:p text:style-name="Standard">F. Saussure</text:p>
      <text:p text:style-name="Standard">-&gt; travail sur le langage</text:p>
      <text:p text:style-name="Standard">-&gt; sémiologie : étude des signes</text:p>
      <text:p text:style-name="Standard"/>
      <text:p text:style-name="Standard">Jakobsan</text:p>
      <text:p text:style-name="Standard">-&gt; fonctions du langage</text:p>
      <text:p text:style-name="Standard"/>
      <text:p text:style-name="Standard">changement -&gt; pragmatique</text:p>
      <text:p text:style-name="Standard"/>
      <text:p text:style-name="Standard"/>
      <text:p text:style-name="Standard">thème rève</text:p>
      <text:p text:style-name="Standard">ss-thème : rèverie, cauchemar, utopie</text:p>
      <text:p text:style-name="Standard"><text:tab/>rève éveillé, <text:s text:c="15"/>, projection</text:p>
      <text:p text:style-name="Standard">Dans corpus -&gt; problématique<text:tab/>-&gt; plan + intro</text:p>
      <text:p text:style-name="Standard">dissocier documents</text:p>
      <text:p text:style-name="Standard">rapprocher documents</text:p>
      <text:p text:style-name="Standard"/>
      <text:p text:style-name="Standard"/>
      <text:p text:style-name="Standard">Exemple : le ventre de l'Atlantique</text:p>
      <text:p text:style-name="Standard">Enfant africain qui s'identifie à un footballeur</text:p>
      <text:p text:style-name="Standard">rève de fusionner avec ce joueur</text:p>
      <text:p text:style-name="Standard">lien par réverie avec son frère</text:p>
      <text:p text:style-name="Standard">reflexion sur rève au travers travail imagination</text:p>
      <text:p text:style-name="Standard">images traduisent travail imaginaire</text:p>
      <text:p text:style-name="Standard">rève -&gt; communicati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0:20:51.44</meta:creation-date>
    <dc:date>2014-03-19T12:01:45.55</dc:date>
    <meta:editing-duration>PT24M42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26" meta:word-count="98" meta:character-count="651"/>
  </office:meta>
</office:document-meta>
</file>